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AD0000002E5AD3304BF17DB330.png" manifest:media-type="image/png"/>
  <manifest:file-entry manifest:full-path="Pictures/20000003000010E0000004781824D010339EBA6D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abelle Script " svg:font-family="'Anabelle Script'" style:font-pitch="variable"/>
    <style:font-face style:name="Expansiva" svg:font-family="Expans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opacity="100%" draw:textarea-horizontal-align="justify" draw:textarea-vertical-align="middle" draw:auto-grow-height="false" fo:min-height="3.882cm" fo:min-width="3.632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385cm" fo:min-width="0.389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4.703cm" fo:min-width="0.643cm"/>
    </style:style>
    <style:style style:name="gr5" style:family="graphic" style:parent-style-name="standard">
      <style:graphic-properties draw:stroke="none" svg:stroke-color="#000000" draw:fill="none" draw:fill-color="#ffffff" fo:min-height="1.9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10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style:font-name="Expansiva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Expansiva" fo:font-weight="bold" style:font-weight-asian="bold" style:font-weight-complex="bold"/>
    </style:style>
    <style:style style:name="T1" style:family="text">
      <style:text-properties style:font-name="Expansiv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319cm" svg:height="1.143cm" draw:transform="rotate (0.526740368251889) translate (6.461cm 15.744cm)">
            <draw:image xlink:href="Pictures/20000003000010E0000004781824D010339EBA6D.svm" xlink:type="simple" xlink:show="embed" xlink:actuate="onLoad" loext:mime-type="image/x-svm">
              <text:p/>
            </draw:image>
            <draw:image xlink:href="Pictures/10000200000000AD0000002E5AD3304BF17DB330.png" xlink:type="simple" xlink:show="embed" xlink:actuate="onLoad" loext:mime-type="image/png"/>
          </draw:frame>
          <draw:frame draw:style-name="gr1" draw:text-style-name="P1" draw:layer="layout" svg:width="4.319cm" svg:height="1.143cm" draw:transform="rotate (1.39190007846548) translate (9.521cm 15.156cm)">
            <draw:image xlink:href="Pictures/20000003000010E0000004781824D010339EBA6D.svm" xlink:type="simple" xlink:show="embed" xlink:actuate="onLoad" loext:mime-type="image/x-svm">
              <text:p/>
            </draw:image>
            <draw:image xlink:href="Pictures/10000200000000AD0000002E5AD3304BF17DB330.png" xlink:type="simple" xlink:show="embed" xlink:actuate="onLoad" loext:mime-type="image/png"/>
          </draw:frame>
          <draw:frame draw:style-name="gr1" draw:text-style-name="P1" draw:layer="layout" svg:width="4.319cm" svg:height="1.143cm" draw:transform="rotate (0.136833813356355) translate (10.408cm 11.171cm)">
            <draw:image xlink:href="Pictures/20000003000010E0000004781824D010339EBA6D.svm" xlink:type="simple" xlink:show="embed" xlink:actuate="onLoad" loext:mime-type="image/x-svm">
              <text:p/>
            </draw:image>
            <draw:image xlink:href="Pictures/10000200000000AD0000002E5AD3304BF17DB330.png" xlink:type="simple" xlink:show="embed" xlink:actuate="onLoad" loext:mime-type="image/png"/>
          </draw:frame>
        </draw:g>
        <draw:custom-shape draw:style-name="gr2" draw:text-style-name="P2" draw:layer="layout" svg:width="5.842cm" svg:height="5.842cm" svg:x="7.223cm" svg:y="10.779cm">
          <text:p/>
          <draw:enhanced-geometry svg:viewBox="0 0 21600 21600" draw:glue-points="10800 0 3163 3163 0 10800 3163 18437 10800 21600 18437 18437 21600 10800 18437 3163" draw:text-areas="3163 3163 18437 18437" draw:type="ring" draw:modifiers="1596.987848707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889cm" svg:height="0.635cm" draw:transform="rotate (0.868999434567976) translate (12.176cm 16.0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43cm" svg:height="4.953cm" draw:transform="rotate (0.886103661237521) translate (12.676cm 16.715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699cm" svg:height="2.156cm" svg:x="7.731cm" svg:y="17.002cm">
          <draw:text-box>
            <text:p text:style-name="P4"><text:span text:style-name="T1">MS Analyz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abelle Script " svg:font-family="'Anabelle Script'" style:font-pitch="variable"/>
    <style:font-face style:name="Expansiva" svg:font-family="Expansi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7:34:41.712607364</meta:creation-date>
    <dc:date>2021-08-26T17:52:54.598900688</dc:date>
    <meta:editing-duration>PT7M21S</meta:editing-duration>
    <meta:editing-cycles>1</meta:editing-cycles>
    <meta:document-statistic meta:object-count="8"/>
    <meta:generator>LibreOffice/6.4.7.2$Linux_X86_64 LibreOffice_project/40$Build-2</meta:generator>
  </office:meta>
</office:document-meta>
</file>